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8125in"/>
    </style:style>
    <style:style style:name="Table1.B" style:family="table-column">
      <style:table-column-properties style:column-width="3.885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fo:font-size="12pt" fo:language="zxx" fo:country="none" officeooo:rsid="0025611e" officeooo:paragraph-rsid="0025611e" style:font-size-asian="10.5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rsid="00275085" officeooo:paragraph-rsid="00275085" style:font-size-asian="10.5pt" style:language-asian="zxx" style:country-asian="none" style:font-size-complex="12pt" style:language-complex="zxx" style:country-complex="none"/>
    </style:style>
    <style:style style:name="P3" style:family="paragraph" style:parent-style-name="Table_20_Contents">
      <style:text-properties style:font-name="Liberation Mono" fo:font-size="12pt" officeooo:rsid="0029085a" officeooo:paragraph-rsid="0029085a" style:font-name-asian="Noto Sans Mono CJK SC" style:font-size-asian="10.5pt" style:font-name-complex="Liberation Mono" style:font-size-complex="12pt"/>
    </style:style>
    <style:style style:name="P4" style:family="paragraph" style:parent-style-name="Table_20_Contents">
      <style:text-properties style:font-name="Liberation Mono" fo:font-size="12pt" officeooo:rsid="002a566a" officeooo:paragraph-rsid="002a566a" style:font-name-asian="Noto Sans Mono CJK SC" style:font-size-asian="10.5pt" style:font-name-complex="Liberation Mono" style:font-size-complex="12pt"/>
    </style:style>
    <style:style style:name="P5" style:family="paragraph" style:parent-style-name="Table_20_Contents">
      <style:text-properties style:font-name="Liberation Mono" fo:font-size="12pt" officeooo:rsid="002c501d" officeooo:paragraph-rsid="002c501d" style:font-name-asian="Noto Sans Mono CJK SC" style:font-size-asian="10.5pt" style:font-name-complex="Liberation Mono" style:font-size-complex="12pt"/>
    </style:style>
    <style:style style:name="P6" style:family="paragraph" style:parent-style-name="Table_20_Contents">
      <style:text-properties style:font-name="Liberation Mono" fo:font-size="12pt" officeooo:rsid="0032581f" officeooo:paragraph-rsid="0032581f" style:font-name-asian="Noto Sans Mono CJK SC" style:font-size-asian="10.5pt" style:font-name-complex="Liberation Mono" style:font-size-complex="12pt"/>
    </style:style>
    <style:style style:name="P7" style:family="paragraph" style:parent-style-name="Table_20_Contents">
      <style:text-properties style:font-name="Liberation Mono" fo:font-size="12pt" fo:language="cs" fo:country="CZ" officeooo:rsid="0025611e" officeooo:paragraph-rsid="0025611e" style:font-name-asian="Noto Sans Mono CJK SC" style:font-size-asian="10.5pt" style:font-name-complex="Liberation Mono" style:font-size-complex="12pt"/>
    </style:style>
    <style:style style:name="P8" style:family="paragraph" style:parent-style-name="Table_20_Contents">
      <style:text-properties style:font-name="Liberation Mono" fo:font-size="12pt" fo:language="cs" fo:country="CZ" officeooo:rsid="00275085" officeooo:paragraph-rsid="00275085" style:font-name-asian="Noto Sans Mono CJK SC" style:font-size-asian="10.5pt" style:font-name-complex="Liberation Mono" style:font-size-complex="12pt"/>
    </style:style>
    <style:style style:name="P9" style:family="paragraph" style:parent-style-name="Table_20_Contents">
      <style:text-properties style:font-name="Liberation Mono" fo:font-size="12pt" fo:language="cs" fo:country="CZ" officeooo:rsid="00275085" officeooo:paragraph-rsid="0029085a" style:font-name-asian="Noto Sans Mono CJK SC" style:font-size-asian="10.5pt" style:font-name-complex="Liberation Mono" style:font-size-complex="12pt"/>
    </style:style>
    <style:style style:name="P10" style:family="paragraph" style:parent-style-name="Table_20_Contents">
      <style:text-properties style:font-name="Liberation Mono" fo:font-size="12pt" fo:language="cs" fo:country="CZ" officeooo:rsid="00275085" officeooo:paragraph-rsid="002a566a" style:font-name-asian="Noto Sans Mono CJK SC" style:font-size-asian="10.5pt" style:font-name-complex="Liberation Mono" style:font-size-complex="12pt"/>
    </style:style>
    <style:style style:name="P11" style:family="paragraph" style:parent-style-name="Table_20_Contents">
      <style:text-properties style:font-name="Liberation Mono" fo:font-size="12pt" fo:language="cs" fo:country="CZ" officeooo:rsid="0029085a" officeooo:paragraph-rsid="0029085a" style:font-name-asian="Noto Sans Mono CJK SC" style:font-size-asian="10.5pt" style:font-name-complex="Liberation Mono" style:font-size-complex="12pt"/>
    </style:style>
    <style:style style:name="P12" style:family="paragraph" style:parent-style-name="Table_20_Contents">
      <style:text-properties style:font-name="Liberation Mono" fo:font-size="12pt" fo:language="cs" fo:country="CZ" officeooo:rsid="002a566a" officeooo:paragraph-rsid="002a566a" style:font-name-asian="Noto Sans Mono CJK SC" style:font-size-asian="10.5pt" style:font-name-complex="Liberation Mono" style:font-size-complex="12pt"/>
    </style:style>
    <style:style style:name="P13" style:family="paragraph" style:parent-style-name="Table_20_Contents">
      <style:text-properties style:font-name="Liberation Mono" fo:font-size="12pt" fo:language="cs" fo:country="CZ" officeooo:rsid="002c501d" officeooo:paragraph-rsid="002c501d" style:font-name-asian="Noto Sans Mono CJK SC" style:font-size-asian="10.5pt" style:font-name-complex="Liberation Mono" style:font-size-complex="12pt"/>
    </style:style>
    <style:style style:name="P14" style:family="paragraph" style:parent-style-name="Table_20_Contents">
      <style:text-properties style:font-name="Liberation Mono" fo:font-size="12pt" fo:language="cs" fo:country="CZ" officeooo:rsid="0032581f" officeooo:paragraph-rsid="0032581f" style:font-name-asian="Noto Sans Mono CJK SC" style:font-size-asian="10.5pt" style:font-name-complex="Liberation Mono" style:font-size-complex="12pt"/>
    </style:style>
    <style:style style:name="P15" style:family="paragraph" style:parent-style-name="Table_20_Contents">
      <style:text-properties style:font-name="Liberation Mono" fo:font-size="12pt" fo:language="zxx" fo:country="none" officeooo:rsid="0025611e" officeooo:paragraph-rsid="0025611e" style:font-name-asian="Noto Sans Mono CJK SC" style:font-size-asian="10.5pt" style:language-asian="zxx" style:country-asian="none" style:font-name-complex="Liberation Mono" style:font-size-complex="12pt" style:language-complex="zxx" style:country-complex="none"/>
    </style:style>
    <style:style style:name="P16" style:family="paragraph" style:parent-style-name="Table_20_Contents">
      <style:text-properties style:font-name="Liberation Mono" fo:font-size="12pt" fo:language="zxx" fo:country="none" officeooo:rsid="00275085" officeooo:paragraph-rsid="00275085" style:font-name-asian="Noto Sans Mono CJK SC" style:font-size-asian="10.5pt" style:language-asian="zxx" style:country-asian="none" style:font-name-complex="Liberation Mono" style:font-size-complex="12pt" style:language-complex="zxx" style:country-complex="none"/>
    </style:style>
    <style:style style:name="P17" style:family="paragraph" style:parent-style-name="Table_20_Contents">
      <style:text-properties style:font-name="Liberation Mono" fo:font-size="12pt" fo:language="zxx" fo:country="none" officeooo:rsid="00275085" officeooo:paragraph-rsid="002a566a" style:font-name-asian="Noto Sans Mono CJK SC" style:font-size-asian="10.5pt" style:language-asian="zxx" style:country-asian="none" style:font-name-complex="Liberation Mono" style:font-size-complex="12pt" style:language-complex="zxx" style:country-complex="none"/>
    </style:style>
    <style:style style:name="P18" style:family="paragraph" style:parent-style-name="Table_20_Contents">
      <style:text-properties style:font-name="Liberation Mono" fo:font-size="12pt" fo:language="zxx" fo:country="none" officeooo:rsid="0029085a" officeooo:paragraph-rsid="002a566a" style:font-name-asian="Noto Sans Mono CJK SC" style:font-size-asian="10.5pt" style:language-asian="zxx" style:country-asian="none" style:font-name-complex="Liberation Mono" style:font-size-complex="12pt" style:language-complex="zxx" style:country-complex="none"/>
    </style:style>
    <style:style style:name="P19" style:family="paragraph" style:parent-style-name="Table_20_Contents">
      <style:text-properties style:font-name="Liberation Mono" fo:font-size="12pt" fo:language="zxx" fo:country="none" officeooo:rsid="002a566a" officeooo:paragraph-rsid="002a566a" style:font-name-asian="Noto Sans Mono CJK SC" style:font-size-asian="10.5pt" style:language-asian="zxx" style:country-asian="none" style:font-name-complex="Liberation Mono" style:font-size-complex="12pt" style:language-complex="zxx" style:country-complex="none"/>
    </style:style>
    <style:style style:name="P20" style:family="paragraph" style:parent-style-name="Text_20_body">
      <style:text-properties officeooo:rsid="001ff935" officeooo:paragraph-rsid="001ff935"/>
    </style:style>
    <style:style style:name="P21" style:family="paragraph" style:parent-style-name="Text_20_body">
      <style:text-properties officeooo:rsid="002220cb" officeooo:paragraph-rsid="002220cb"/>
    </style:style>
    <style:style style:name="P22" style:family="paragraph" style:parent-style-name="Text_20_body">
      <style:text-properties fo:language="cs" fo:country="CZ" officeooo:rsid="0025611e" officeooo:paragraph-rsid="0025611e"/>
    </style:style>
    <style:style style:name="P23" style:family="paragraph" style:parent-style-name="Text_20_body">
      <style:text-properties fo:language="cs" fo:country="CZ" officeooo:rsid="002e34cc" officeooo:paragraph-rsid="002e34cc"/>
    </style:style>
    <style:style style:name="P24" style:family="paragraph" style:parent-style-name="Text_20_body">
      <style:text-properties fo:language="cs" fo:country="CZ" officeooo:rsid="001fa23e" officeooo:paragraph-rsid="001fa23e"/>
    </style:style>
    <style:style style:name="P25" style:family="paragraph" style:parent-style-name="Text_20_body">
      <style:text-properties fo:language="cs" fo:country="CZ" officeooo:rsid="00241de9" officeooo:paragraph-rsid="00241de9"/>
    </style:style>
    <style:style style:name="P26" style:family="paragraph" style:parent-style-name="Text_20_body">
      <style:text-properties fo:language="cs" fo:country="CZ" officeooo:rsid="002fb60f" officeooo:paragraph-rsid="002fb60f"/>
    </style:style>
    <style:style style:name="P27" style:family="paragraph" style:parent-style-name="Heading_20_2">
      <style:text-properties fo:language="cs" fo:country="CZ"/>
    </style:style>
    <style:style style:name="P28" style:family="paragraph" style:parent-style-name="Heading_20_2">
      <style:text-properties fo:language="cs" fo:country="CZ" officeooo:rsid="002c501d" officeooo:paragraph-rsid="002c501d"/>
    </style:style>
    <style:style style:name="P29" style:family="paragraph" style:parent-style-name="Heading_20_3">
      <style:text-properties fo:language="cs" fo:country="CZ"/>
    </style:style>
    <style:style style:name="P30" style:family="paragraph" style:parent-style-name="Preformatted_20_Text" style:list-style-name="L1">
      <style:text-properties fo:font-size="12pt" fo:language="zxx" fo:country="none" officeooo:rsid="0025611e" officeooo:paragraph-rsid="0025611e" style:font-size-asian="10.5pt" style:language-asian="zxx" style:country-asian="none" style:font-size-complex="12pt" style:language-complex="zxx" style:country-complex="none"/>
    </style:style>
    <style:style style:name="P31" style:family="paragraph" style:parent-style-name="Preformatted_20_Text" style:list-style-name="L2">
      <style:text-properties fo:font-size="12pt" fo:language="zxx" fo:country="none" officeooo:rsid="0025611e" officeooo:paragraph-rsid="0025611e" style:font-size-asian="10.5pt" style:language-asian="zxx" style:country-asian="none" style:font-size-complex="12pt" style:language-complex="zxx" style:country-complex="none"/>
    </style:style>
    <style:style style:name="P32" style:family="paragraph" style:parent-style-name="Preformatted_20_Text" style:list-style-name="L1">
      <style:text-properties fo:font-size="12pt" fo:language="zxx" fo:country="none" officeooo:rsid="00275085" officeooo:paragraph-rsid="00275085" style:font-size-asian="10.5pt" style:language-asian="zxx" style:country-asian="none" style:font-size-complex="12pt" style:language-complex="zxx" style:country-complex="none"/>
    </style:style>
    <style:style style:name="P33" style:family="paragraph" style:parent-style-name="Preformatted_20_Text" style:list-style-name="L1">
      <style:text-properties fo:font-size="12pt" fo:language="zxx" fo:country="none" officeooo:rsid="0029085a" officeooo:paragraph-rsid="0029085a" style:font-size-asian="10.5pt" style:language-asian="zxx" style:country-asian="none" style:font-size-complex="12pt" style:language-complex="zxx" style:country-complex="none"/>
    </style:style>
    <style:style style:name="P34" style:family="paragraph" style:parent-style-name="Preformatted_20_Text" style:list-style-name="L1">
      <style:text-properties fo:font-size="12pt" fo:language="zxx" fo:country="none" officeooo:rsid="002a566a" officeooo:paragraph-rsid="002a566a" style:font-size-asian="10.5pt" style:language-asian="zxx" style:country-asian="none" style:font-size-complex="12pt" style:language-complex="zxx" style:country-complex="none"/>
    </style:style>
    <style:style style:name="P35" style:family="paragraph" style:parent-style-name="Preformatted_20_Text" style:list-style-name="L1">
      <style:text-properties fo:font-size="12pt" fo:language="zxx" fo:country="none" officeooo:rsid="002c501d" officeooo:paragraph-rsid="002c501d" style:font-size-asian="10.5pt" style:language-asian="zxx" style:country-asian="none" style:font-size-complex="12pt" style:language-complex="zxx" style:country-complex="none"/>
    </style:style>
    <style:style style:name="P36" style:family="paragraph" style:parent-style-name="Text_20_body" style:list-style-name="L3">
      <style:text-properties fo:language="cs" fo:country="CZ" officeooo:rsid="002d18ae" officeooo:paragraph-rsid="002d18ae"/>
    </style:style>
    <style:style style:name="P37" style:family="paragraph" style:parent-style-name="Text_20_body" style:list-style-name="L4">
      <style:text-properties fo:language="cs" fo:country="CZ" officeooo:rsid="002d18ae" officeooo:paragraph-rsid="002d18ae"/>
    </style:style>
    <style:style style:name="P38" style:family="paragraph" style:parent-style-name="Text_20_body" style:list-style-name="L4">
      <style:text-properties fo:language="cs" fo:country="CZ" officeooo:paragraph-rsid="002c501d"/>
    </style:style>
    <style:style style:name="P39" style:family="paragraph" style:parent-style-name="Text_20_body" style:list-style-name="L5">
      <style:text-properties fo:language="cs" fo:country="CZ" officeooo:rsid="002d1a72" officeooo:paragraph-rsid="002d1a72"/>
    </style:style>
    <style:style style:name="P40" style:family="paragraph" style:parent-style-name="Text_20_body" style:list-style-name="L6">
      <style:text-properties fo:language="cs" fo:country="CZ" officeooo:rsid="002d1a72" officeooo:paragraph-rsid="002d1a72"/>
    </style:style>
    <style:style style:name="P41" style:family="paragraph" style:parent-style-name="Text_20_body" style:list-style-name="L7">
      <style:text-properties fo:language="cs" fo:country="CZ" officeooo:rsid="002d1a72" officeooo:paragraph-rsid="002d1a72"/>
    </style:style>
    <style:style style:name="P42" style:family="paragraph" style:parent-style-name="Text_20_body" style:list-style-name="L7">
      <style:text-properties fo:language="cs" fo:country="CZ" officeooo:rsid="002e34cc" officeooo:paragraph-rsid="002e34cc"/>
    </style:style>
    <style:style style:name="P43" style:family="paragraph" style:parent-style-name="Text_20_body" style:list-style-name="L8">
      <style:text-properties fo:language="cs" fo:country="CZ" officeooo:rsid="002e34cc" officeooo:paragraph-rsid="002e34cc"/>
    </style:style>
    <style:style style:name="P44" style:family="paragraph" style:parent-style-name="Text_20_body" style:list-style-name="L9">
      <style:text-properties fo:language="cs" fo:country="CZ" officeooo:rsid="002fb60f" officeooo:paragraph-rsid="002fb60f"/>
    </style:style>
    <style:style style:name="P45" style:family="paragraph" style:parent-style-name="Text_20_body" style:list-style-name="L10">
      <style:text-properties fo:language="cs" fo:country="CZ" officeooo:rsid="002fb60f" officeooo:paragraph-rsid="002fb60f"/>
    </style:style>
    <style:style style:name="P46" style:family="paragraph">
      <loext:graphic-properties draw:fill="none" draw:fill-color="#ffffff"/>
      <style:paragraph-properties style:writing-mode="lr-tb"/>
    </style:style>
    <style:style style:name="P47" style:family="paragraph">
      <loext:graphic-properties draw:fill="none" draw:fill-color="#ffffff"/>
      <style:paragraph-properties style:writing-mode="lr-tb"/>
      <style:text-properties fo:font-weight="bold" style:font-weight-asian="bold" style:font-weight-complex="bold"/>
    </style:style>
    <style:style style:name="T1" style:family="text">
      <style:text-properties fo:language="cs" fo:country="CZ"/>
    </style:style>
    <style:style style:name="T2" style:family="text">
      <style:text-properties fo:language="cs" fo:country="CZ" officeooo:rsid="002220cb"/>
    </style:style>
    <style:style style:name="T3" style:family="text">
      <style:text-properties fo:language="cs" fo:country="CZ" officeooo:rsid="00241de9"/>
    </style:style>
    <style:style style:name="T4" style:family="text">
      <style:text-properties officeooo:rsid="0025611e"/>
    </style:style>
    <style:style style:name="T5" style:family="text">
      <style:text-properties fo:language="zxx" fo:country="none" style:language-asian="zxx" style:country-asian="none" style:language-complex="zxx" style:country-complex="none"/>
    </style:style>
    <style:style style:name="T6" style:family="text">
      <style:text-properties fo:language="zxx" fo:country="none" officeooo:rsid="0025611e" style:language-asian="zxx" style:country-asian="none" style:language-complex="zxx" style:country-complex="none"/>
    </style:style>
    <style:style style:name="T7" style:family="text">
      <style:text-properties officeooo:rsid="00275085"/>
    </style:style>
    <style:style style:name="T8" style:family="text">
      <style:text-properties officeooo:rsid="0029085a"/>
    </style:style>
    <style:style style:name="T9" style:family="text">
      <style:text-properties officeooo:rsid="002a566a"/>
    </style:style>
    <style:style style:name="T10" style:family="text">
      <style:text-properties officeooo:rsid="002c501d"/>
    </style:style>
    <style:style style:name="T11" style:family="text">
      <style:text-properties officeooo:rsid="002d18ae"/>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officeooo:rsid="002d1a72"/>
    </style:style>
    <style:style style:name="T14" style:family="text">
      <style:text-properties officeooo:rsid="002e34cc"/>
    </style:style>
    <style:style style:name="T15" style:family="text">
      <style:text-properties style:language-asian="zxx" style:country-asian="none" style:language-complex="zxx" style:country-complex="none"/>
    </style:style>
    <style:style style:name="T16" style:family="text">
      <style:text-properties officeooo:rsid="0025611e" style:language-asian="zxx" style:country-asian="none" style:language-complex="zxx" style:country-complex="none"/>
    </style:style>
    <style:style style:name="T17" style:family="text">
      <style:text-properties officeooo:rsid="0029085a" style:language-asian="zxx" style:country-asian="none" style:language-complex="zxx" style:country-complex="none"/>
    </style:style>
    <style:style style:name="T18" style:family="text">
      <style:text-properties officeooo:rsid="002fb60f"/>
    </style:style>
    <style:style style:name="T19" style:family="text">
      <style:text-properties fo:font-size="11pt" style:font-size-asian="10pt" style:font-size-complex="11pt"/>
    </style:style>
    <style:style style:name="T20" style:family="text">
      <style:text-properties fo:font-size="13pt" fo:font-weight="bold" style:font-size-asian="11pt" style:font-weight-asian="bold" style:font-size-complex="13pt"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6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0307in" fo:min-width="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0307in" fo:min-width="0.4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0228in" fo:min-width="0.5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4264in" fo:min-width="0.0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0.0154in" fo:min-width="0.4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0154in" fo:min-width="0.5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0008in" fo:min-width="0.4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4555in" fo:min-width="0.01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0.6874in" fo:min-width="0.9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0.7189in" fo:min-width="0.8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textarea-horizontal-align="justify" draw:textarea-vertical-align="middle" draw:auto-grow-height="false" fo:min-height="0.9681in" fo:min-width="1.6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textarea-horizontal-align="justify" draw:textarea-vertical-align="middle" draw:auto-grow-height="false" fo:min-height="0.9472in" fo:min-width="1.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0.75in" fo:min-width="0.9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textarea-horizontal-align="justify" draw:textarea-vertical-align="middle" draw:auto-grow-height="false" fo:min-height="0.7398in" fo:min-width="0.8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textarea-horizontal-align="justify" draw:textarea-vertical-align="middle" draw:auto-grow-height="false" fo:min-height="0.698in" fo:min-width="0.8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textarea-horizontal-align="justify" draw:textarea-vertical-align="middle" draw:auto-grow-height="false" fo:min-height="0.75in" fo:min-width="0.8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textarea-horizontal-align="justify" draw:textarea-vertical-align="middle" draw:auto-grow-height="false" fo:min-height="0.7811in" fo:min-width="0.8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tavění</text:span> <text:span text:style-name="T1">rakety</text:span> – <text:span text:style-name="T1">pravidla</text:span></text:p>
      <text:p text:style-name="P24">Jste inženýři v Sovětském Svazu najatí na monumentální úkol, stavbu rakety. To ovšem není tak jednoduché, protože na stavbu rakety potřebujete jednak hromadu surovin, jednak nějakou tu vědu.</text:p>
      <text:p text:style-name="P20"><text:span text:style-name="T1">Vaší základnou je Moskva (zhruba objekt), na mapě se za základnu bere bod číslo 1. Na základně máte přístup k počítači se zapnutým konzolovým programem, se kterým interagujete pro váš postup hrou. Základní suroviny (železo, měď, ropa) získáváte ze stanovišť rozmístěných různě po okolí. Každé takové stanoviště je označeno třípísmenným kódem, který si určitě zapamatuje, když stanoviště najdete. Každé takové ložisko je označeno dvěma čísly </text:span><text:span text:style-name="T1"><draw:frame draw:style-name="fr1" draw:name="Object1" text:anchor-type="as-char" svg:y="-0.1484in" svg:width="0.328in" svg:height="0.1839in" draw:z-index="0"><draw:object xlink:href="./Object 1" xlink:type="simple" xlink:show="embed" xlink:actuate="onLoad"/><draw:image xlink:href="./ObjectReplacements/Object 1" xlink:type="simple" xlink:show="embed" xlink:actuate="onLoad"/></draw:frame></text:span><text:span text:style-name="T1">, kde </text:span><text:span text:style-name="T1"><draw:frame draw:style-name="fr1" draw:name="Object2" text:anchor-type="as-char" svg:y="-0.1484in" svg:width="0.1681in" svg:height="0.1839in" draw:z-index="1"><draw:object xlink:href="./Object 2" xlink:type="simple" xlink:show="embed" xlink:actuate="onLoad"/><draw:image xlink:href="./ObjectReplacements/Object 2" xlink:type="simple" xlink:show="embed" xlink:actuate="onLoad"/></draw:frame></text:span><text:span text:style-name="T1">značí rychlost těžby za sekundu </text:span><text:span text:style-name="T2">a</text:span><text:span text:style-name="T2"><draw:frame draw:style-name="fr1" draw:name="Object3" text:anchor-type="as-char" svg:y="-0.1484in" svg:width="0.1673in" svg:height="0.1839in" draw:z-index="2"><draw:object xlink:href="./Object 3" xlink:type="simple" xlink:show="embed" xlink:actuate="onLoad"/><draw:image xlink:href="./ObjectReplacements/Object 3" xlink:type="simple" xlink:show="embed" xlink:actuate="onLoad"/></draw:frame></text:span><text:span text:style-name="T2">značí celkovou kapacitu ložiska. Zároveň jsou ložiska rozdělena do dvou levelů (na mapě znázorněné počtem ikon surovin), přičemž ze začátku máte přístup jen k prvnímu levelu. </text:span></text:p>
      <text:p text:style-name="P21"><text:span text:style-name="T1">Suroviny z ložisek je potřeba nějak dopravit do Moskvy, aby se z nich daly dělat pokročilejší produkty. K tomu slouží pásy, které stavíte mezi dvěma body, jsou jednosměrné, nepotřebují ropu, ale převezou pouze jednu jednotku surovin za sekundu. Cena pásu je přímo úměrná vzdálenosti bodů, přičemž první pás postavený mezi danými dvěma body je dvakrát dražší než každý další. Pokročilejší metoda přepravy je železnice, ty stavíte mezi dvěma body, jsou obousměrné, převezou deset jednotek surovin za sekundu, a</text:span><text:span text:style-name="T3">le pro správnou funkci je potřeba každé ložisko propojit trubkami s dostatečně vydatným zdrojem ropy (přeprava jednotky suroviny potřebuje právě jednu jednotku ropy). Trubky stavíte mezi dvěma body, jsou obousměrné, slouží k propojení ložisek a základny s ložisky ropy, mají neomezenou kapacitu, ale ropu nelze skladovat, takže se vždy vytěží jen to, co se spotřebuje.</text:span></text:p>
      <text:p text:style-name="P25">Pokročilejší suroviny se vyrábí v Moskvě z dříve vyrobených surovin. Takovéto craftění se musí nejprve odemknout, pak lze postavit craftící stanice, které vyrábějí, pokud je aktivujete a pokud mají dostatek vstupních surovin. V případě, že craftění vyžaduje ropu, tak ta musí být přivedena trubkami z nějakého těženého ložiska ropy. Vaším cílem je takto vycraftit jednu raketu a dva boostery.</text:p>
      <text:h text:style-name="Heading_20_2" text:outline-level="2"><text:span text:style-name="T1">Seznam</text:span> <text:span text:style-name="T1">příkazů</text:span>, <text:span text:style-name="T1">kterými</text:span> <text:span text:style-name="T1">můžete</text:span> <text:span text:style-name="T1">interagovat</text:span> s <text:span text:style-name="T1">programem</text:span>:</text:h>
      <text:p text:style-name="P22">V seznamu níže používáme následující označení (symbol<text:span text:style-name="T5"> "|" </text:span>znamená nebo):</text:p>
      <text:list xml:id="list3242506532" text:style-name="L1">
        <text:list-item>
          <text:p text:style-name="P30">&lt;typ&gt; :== "depo" (ložisko) | "craft" (craftící stanice) | "cipher" (šifra) | "belt" (pás) | "train" (železnice) | "pipe" (trubka)</text:p>
        </text:list-item>
        <text:list-item>
          <text:p text:style-name="P32">&lt;index&gt; :== 1-50 (podle čísel bodů na mapě)</text:p>
        </text:list-item>
        <text:list-item>
          <text:p text:style-name="P32">&lt;surovina&gt; :== "mach" (stroje) | "circ" (obvody) | "plas" (plasty) | "rock" (raketa) | "boos" (booster) | "fuel" (raketové palivo)</text:p>
        </text:list-item>
        <text:list-item>
          <text:p text:style-name="P33">&lt;means&gt; :== "belt" (pás) | "train" (železnice) | "craft" (craftící stanice)</text:p>
        </text:list-item>
        <text:list-item>
          <text:p text:style-name="P34">&lt;typ_výroby&gt; :== "mine" (těžba, defaultní) | "craft" (craftění)</text:p>
        </text:list-item>
        <text:list-item>
          <text:p text:style-name="P35">&lt;vylepšení&gt; :== "craft" (možnost craftit) | "moskva" (možnost těžit ložiska levelu 1 z Moskvy) | "lvl2" (možnost těžit ložiska levelu 2).</text:p>
          <text:p text:style-name="P33"><text:soft-page-break/></text:p>
        </text:list-item>
      </text:list>
      <text:p text:style-name="P2"/>
      <table:table table:name="Table1" table:style-name="Table1">
        <table:table-column table:style-name="Table1.A"/>
        <table:table-column table:style-name="Table1.B"/>
        <table:table-row table:style-name="TableLine94787160863648">
          <table:table-cell table:style-name="Table1.A1" office:value-type="string">
            <text:p text:style-name="P1">all &lt;typ&gt;</text:p>
          </table:table-cell>
          <table:table-cell table:style-name="Table1.B1" office:value-type="string">
            <text:p text:style-name="P7">Vypíše <text:span text:style-name="T7">na výstup </text:span>všechny věci typu &lt;typ&gt;.</text:p>
          </table:table-cell>
        </table:table-row>
        <table:table-row table:style-name="TableLine94787160926640">
          <table:table-cell table:style-name="Table1.A2" office:value-type="string">
            <text:p text:style-name="P15">belt &lt;index<text:span text:style-name="T7">1</text:span>&gt; " " &lt;index<text:span text:style-name="T7">2</text:span>&gt;</text:p>
          </table:table-cell>
          <table:table-cell table:style-name="Table1.B2" office:value-type="string">
            <text:p text:style-name="P8">Pokusí se postavit pás z bodu <text:span text:style-name="T6">&lt;index</text:span><text:span text:style-name="T5">1</text:span><text:span text:style-name="T6">&gt; </text:span><text:span text:style-name="T5">do bodu </text:span><text:span text:style-name="T6">&lt;index</text:span><text:span text:style-name="T5">2</text:span><text:span text:style-name="T6">&gt;.</text:span></text:p>
          </table:table-cell>
        </table:table-row>
        <table:table-row table:style-name="TableLine94787160974832">
          <table:table-cell table:style-name="Table1.A2" office:value-type="string">
            <text:p text:style-name="P16">build &lt;surovina&gt; </text:p>
          </table:table-cell>
          <table:table-cell table:style-name="Table1.B2" office:value-type="string">
            <text:p text:style-name="P8">Pokusí se postavit craftící stanici na výrobu &lt;surovina&gt;.</text:p>
          </table:table-cell>
        </table:table-row>
        <table:table-row table:style-name="TableLine94787160975088">
          <table:table-cell table:style-name="Table1.A2" office:value-type="string">
            <text:p text:style-name="P16">hint &lt;index&gt;</text:p>
          </table:table-cell>
          <table:table-cell table:style-name="Table1.B2" office:value-type="string">
            <text:p text:style-name="P8">Vypíše hint k šifře, kterou jste sebrali na stanovišti s číslem &lt;index&gt;.</text:p>
          </table:table-cell>
        </table:table-row>
        <table:table-row table:style-name="TableLine94787160975344">
          <table:table-cell table:style-name="Table1.A2" office:value-type="string">
            <text:p text:style-name="P17">make &lt;počet&gt; <text:span text:style-name="T4">" " </text:span>&lt;surovina&gt; </text:p>
          </table:table-cell>
          <table:table-cell table:style-name="Table1.B2" office:value-type="string">
            <text:p text:style-name="P8">Pokusí se aktivovat nebo deaktivovat craftící stanice vyrábějící &lt;surovina&gt; tak, aby jich bylo právě &lt;počet&gt; aktivovaných.</text:p>
          </table:table-cell>
        </table:table-row>
        <table:table-row table:style-name="TableLine94787160975600">
          <table:table-cell table:style-name="Table1.A2" office:value-type="string">
            <text:p text:style-name="P16">mine &lt;kód&gt;</text:p>
          </table:table-cell>
          <table:table-cell table:style-name="Table1.B2" office:value-type="string">
            <text:p text:style-name="P8">Pokusí se začít těžit ložisko s kódem &lt;kód&gt;.</text:p>
          </table:table-cell>
        </table:table-row>
        <table:table-row table:style-name="TableLine94787160976192">
          <table:table-cell table:style-name="Table1.A2" office:value-type="string">
            <text:p text:style-name="P16">mine &lt;index&gt;</text:p>
          </table:table-cell>
          <table:table-cell table:style-name="Table1.B2" office:value-type="string">
            <text:p text:style-name="P8">Pokud máte aktivované vylepšení, začne těžit ložisko levelu 1 přímo ze základny bez znalosti kódu.</text:p>
          </table:table-cell>
        </table:table-row>
        <table:table-row table:style-name="TableLine94787160976784">
          <table:table-cell table:style-name="Table1.A2" office:value-type="string">
            <text:p text:style-name="P19">oil &lt;typ_výroby&gt;</text:p>
          </table:table-cell>
          <table:table-cell table:style-name="Table1.B2" office:value-type="string">
            <text:p text:style-name="P12">Změní prioritní způsob využívání ropy na &lt;typ_výroby&gt;.</text:p>
          </table:table-cell>
        </table:table-row>
        <table:table-row table:style-name="TableLine94787160977376">
          <table:table-cell table:style-name="Table1.A2" office:value-type="string">
            <text:p text:style-name="P18">pipe &lt;index1&gt; <text:span text:style-name="T4">" " </text:span>&lt;index2&gt;</text:p>
          </table:table-cell>
          <table:table-cell table:style-name="Table1.B2" office:value-type="string">
            <text:p text:style-name="P9">Pokusí se postavit <text:span text:style-name="T8">trubku</text:span> <text:span text:style-name="T8">mezi</text:span> bod<text:span text:style-name="T8">y</text:span> <text:span text:style-name="T16">&lt;index</text:span><text:span text:style-name="T15">1</text:span><text:span text:style-name="T16">&gt; </text:span><text:span text:style-name="T17">a</text:span><text:span text:style-name="T15"> </text:span><text:span text:style-name="T16">&lt;index</text:span><text:span text:style-name="T15">2</text:span><text:span text:style-name="T16">&gt;.</text:span></text:p>
          </table:table-cell>
        </table:table-row>
        <table:table-row table:style-name="TableLine94787160977968">
          <table:table-cell table:style-name="Table1.A2" office:value-type="string">
            <text:p text:style-name="P3">prod</text:p>
          </table:table-cell>
          <table:table-cell table:style-name="Table1.B2" office:value-type="string">
            <text:p text:style-name="P11">Vypíše celkovou produkci docházející na základnu.</text:p>
          </table:table-cell>
        </table:table-row>
        <table:table-row table:style-name="TableLine94787160978560">
          <table:table-cell table:style-name="Table1.A2" office:value-type="string">
            <text:p text:style-name="P3">prod &lt;means&gt;</text:p>
          </table:table-cell>
          <table:table-cell table:style-name="Table1.B2" office:value-type="string">
            <text:p text:style-name="P11">Vypíše produkci všech věcí konkrétního typu &lt;means&gt; dohromady. U craftících stanic vypisuje průměrnou produkci za dostatku vstupních surovin, což nemusí odpovídat skutečné produkci.</text:p>
          </table:table-cell>
        </table:table-row>
        <table:table-row table:style-name="TableLine94787160979152">
          <table:table-cell table:style-name="Table1.A2" office:value-type="string">
            <text:p text:style-name="P3">ratio &lt;hodnota&gt;</text:p>
          </table:table-cell>
          <table:table-cell table:style-name="Table1.B2" office:value-type="string">
            <text:p text:style-name="P12">Změní hodnotu konstanty určující, jestli vlaky přepravují raději železo nebo měď. Nová hodnota musí být mezi <draw:frame draw:style-name="fr1" draw:name="Object4" text:anchor-type="as-char" svg:y="-0.172in" svg:width="0.3409in" svg:height="0.2075in" draw:z-index="3"><draw:object xlink:href="./Object 4" xlink:type="simple" xlink:show="embed" xlink:actuate="onLoad"/><draw:image xlink:href="./ObjectReplacements/Object 4" xlink:type="simple" xlink:show="embed" xlink:actuate="onLoad"/></draw:frame>a <draw:frame draw:style-name="fr1" draw:name="Object5" text:anchor-type="as-char" svg:y="-0.172in" svg:width="0.2992in" svg:height="0.2075in" draw:z-index="4"><draw:object xlink:href="./Object 5" xlink:type="simple" xlink:show="embed" xlink:actuate="onLoad"/><draw:image xlink:href="./ObjectReplacements/Object 5" xlink:type="simple" xlink:show="embed" xlink:actuate="onLoad"/></draw:frame>. Čím vyšší hodnota – tím více vlaky preferují měď.</text:p>
          </table:table-cell>
        </table:table-row>
        <table:table-row table:style-name="TableLine94787160979744">
          <table:table-cell table:style-name="Table1.A2" office:value-type="string">
            <text:p text:style-name="P4">stored</text:p>
          </table:table-cell>
          <table:table-cell table:style-name="Table1.B2" office:value-type="string">
            <text:p text:style-name="P12">Vypíše suroviny uskladněné na základně.</text:p>
          </table:table-cell>
        </table:table-row>
        <table:table-row table:style-name="TableLine94787160980384">
          <table:table-cell table:style-name="Table1.A2" office:value-type="string">
            <text:p text:style-name="P4">time</text:p>
          </table:table-cell>
          <table:table-cell table:style-name="Table1.B2" office:value-type="string">
            <text:p text:style-name="P12">Vypíše čas strávený ve hře včetně všech time warpů.</text:p>
          </table:table-cell>
        </table:table-row>
        <table:table-row table:style-name="TableLine94787160981024">
          <table:table-cell table:style-name="Table1.A2" office:value-type="string">
            <text:p text:style-name="P4">train &lt;index1&gt; <text:span text:style-name="T6">" " </text:span>&lt;index2&gt;</text:p>
          </table:table-cell>
          <table:table-cell table:style-name="Table1.B2" office:value-type="string">
            <text:p text:style-name="P10">Pokusí se postavit <text:span text:style-name="T9">železnici</text:span> <text:span text:style-name="T8">mezi</text:span> bod<text:span text:style-name="T8">y</text:span> <text:span text:style-name="T16">&lt;index</text:span><text:span text:style-name="T15">1</text:span><text:span text:style-name="T16">&gt; </text:span><text:span text:style-name="T17">a</text:span><text:span text:style-name="T15"> </text:span><text:span text:style-name="T16">&lt;index</text:span><text:span text:style-name="T15">2</text:span><text:span text:style-name="T16">&gt;.</text:span></text:p>
          </table:table-cell>
        </table:table-row>
        <table:table-row table:style-name="TableLine94787160981664">
          <table:table-cell table:style-name="Table1.A2" office:value-type="string">
            <text:p text:style-name="P5">unlock &lt;vylepšení&gt;</text:p>
          </table:table-cell>
          <table:table-cell table:style-name="Table1.B2" office:value-type="string">
            <text:p text:style-name="P13">Pokusí se odemknout &lt;vylepšení&gt;.</text:p>
          </table:table-cell>
        </table:table-row>
        <table:table-row table:style-name="TableLine94787160982304">
          <table:table-cell table:style-name="Table1.A2" office:value-type="string">
            <text:p text:style-name="P6">&lt;řešení_šifry&gt;</text:p>
          </table:table-cell>
          <table:table-cell table:style-name="Table1.B2" office:value-type="string">
            <text:p text:style-name="P14">Odevzdávátko na šifry.</text:p>
          </table:table-cell>
        </table:table-row>
      </table:table>
      <text:list xml:id="list995874908" text:style-name="L2">
        <text:list-header>
          <text:p text:style-name="P31"/>
        </text:list-header>
      </text:list>
      <text:p text:style-name="Preformatted_20_Text"/>
      <text:p text:style-name="Preformatted_20_Text"><text:soft-page-break/></text:p>
      <text:p text:style-name="Preformatted_20_Text"/>
      <text:h text:style-name="P28" text:outline-level="2">Ceník:</text:h>
      <text:list xml:id="list4103521695" text:style-name="L3">
        <text:list-item>
          <text:p text:style-name="P36">Startovní počet surovin – 5000 železa, 5000 měďi.</text:p>
        </text:list-item>
        <text:list-item>
          <text:p text:style-name="P36">Startovní produkce – 1 železo/s, 1 měď/s.</text:p>
        </text:list-item>
      </text:list>
      <text:h text:style-name="P29" text:outline-level="3">Doprava surovin:</text:h>
      <text:list xml:id="list2267185675" text:style-name="L4">
        <text:list-item>
          <text:list>
            <text:list-item>
              <text:p text:style-name="P38"><text:span text:style-name="T10">1m pásu </text:span><text:span text:style-name="T11">bez slevy</text:span><text:span text:style-name="T10"> ~ 3.37 </text:span><text:span text:style-name="T11">železa, 1.12 mě</text:span><text:span text:style-name="T14">d</text:span><text:span text:style-name="T11">i.</text:span></text:p>
            </text:list-item>
            <text:list-item>
              <text:p text:style-name="P37">1m železnice ~ 1.40 železa, 0.7 mě<text:span text:style-name="T14">d</text:span>i, 0.7 strojů, 0.175 obvodů, 0.175 plastu.</text:p>
            </text:list-item>
            <text:list-item>
              <text:p text:style-name="P37">1m trubky ~ 1.40 žel<text:span text:style-name="T14">e</text:span>za, 4.2 mě<text:span text:style-name="T14">d</text:span>i.</text:p>
            </text:list-item>
          </text:list>
        </text:list-item>
      </text:list>
      <text:h text:style-name="P29" text:outline-level="3">Těžba surovin (jednorázově při příkazu <text:span text:style-name="T12">mine</text:span>):</text:h>
      <text:list xml:id="list237807743" text:style-name="L5">
        <text:list-item>
          <text:p text:style-name="P39">Těžba železa – 200 železa, 400, mě<text:span text:style-name="T14">d</text:span>i.</text:p>
        </text:list-item>
        <text:list-item>
          <text:p text:style-name="P39">Těžba mě<text:span text:style-name="T14">d</text:span>i – 400 železa, 200 mě<text:span text:style-name="T14">d</text:span>i.</text:p>
        </text:list-item>
        <text:list-item>
          <text:p text:style-name="P39">Těžba ropy – 800 železa, 600 mě<text:span text:style-name="T14">d</text:span>i.</text:p>
        </text:list-item>
        <text:list-item>
          <text:p text:style-name="P39">Těžba ložiska druhého levelu – desetinásobek ceny prvního levelu.</text:p>
        </text:list-item>
      </text:list>
      <text:h text:style-name="P29" text:outline-level="3">Craftění:</text:h>
      <text:list xml:id="list3003397258" text:style-name="L6">
        <text:list-item>
          <text:p text:style-name="P40">Stroj – 5 železa, 1 měď, 2 sekundy.</text:p>
        </text:list-item>
        <text:list-item>
          <text:p text:style-name="P40">Obvod – 1 železo, 5 mě<text:span text:style-name="T14">d</text:span>i, 3 sekundy.</text:p>
        </text:list-item>
        <text:list-item>
          <text:p text:style-name="P40">Plast – 2 železa, 2 mě<text:span text:style-name="T14">d</text:span>i, 15 ropy, 5 sekund,</text:p>
        </text:list-item>
        <text:list-item>
          <text:p text:style-name="P40">Raketové palivo – 1500 ropy, 1 minuta.</text:p>
        </text:list-item>
        <text:list-item>
          <text:p text:style-name="P40">Booster – 40 000 železa, 30 000 mě<text:span text:style-name="T14">d</text:span>i, 3 000 strojů, 2 000 obvodů, 200 plastu, 200 raketového paliva, 30 minut.</text:p>
        </text:list-item>
        <text:list-item>
          <text:p text:style-name="P40">Raketa – 120 000 železa, 90 000 mě<text:span text:style-name="T14">d</text:span>i, 25 000 strojů, 35 000 obvodů, 15 000 plastů, 600 raketového paliva, 10 minut.</text:p>
        </text:list-item>
      </text:list>
      <text:h text:style-name="P29" text:outline-level="3">Craftící stanice <text:span text:style-name="T13">(jednorázová platba)</text:span>:</text:h>
      <text:list xml:id="list3767874925" text:style-name="L7">
        <text:list-item>
          <text:p text:style-name="P41">Stroje – 1 500 železa, 3 000 mě<text:span text:style-name="T14">d</text:span>i.</text:p>
        </text:list-item>
        <text:list-item>
          <text:p text:style-name="P41">Obvody – 3 000 železa, 1 500 mě<text:span text:style-name="T14">d</text:span>i.</text:p>
        </text:list-item>
        <text:list-item>
          <text:p text:style-name="P41">Plast – 4 000 železa, 4 000 mě<text:span text:style-name="T14">d</text:span>i, 500 strojů.</text:p>
        </text:list-item>
        <text:list-item>
          <text:p text:style-name="P41">Raketové palivo – 3 000 železa, 6 000 mě<text:span text:style-name="T14">d</text:span>i, 1 500 plastu.</text:p>
        </text:list-item>
        <text:list-item>
          <text:p text:style-name="P42">Booster – 5 000 železa, 5 000 mědi, 2 000 strojů, 2 000 obvodů, 1 000 plastu.</text:p>
        </text:list-item>
        <text:list-item>
          <text:p text:style-name="P42">Raketa – 20 000 železa</text:p>
        </text:list-item>
      </text:list>
      <text:h text:style-name="P29" text:outline-level="3"><text:soft-page-break/>Vylepšení:</text:h>
      <text:list xml:id="list2443335405" text:style-name="L8">
        <text:list-item>
          <text:p text:style-name="P43">Odemknutí craftění – 5 000 železa, 5 000 mědi</text:p>
        </text:list-item>
        <text:list-item>
          <text:p text:style-name="P43">Odemknutí Moskvy – 70 000 železa, 70 000 mědi</text:p>
        </text:list-item>
        <text:list-item>
          <text:p text:style-name="P43">Odemknutí ložisek levelu 2 – 50 000 železa, 50 000 mědi, 10 000 strojů, 10 000 obvodů, 5 000 plastu <text:span text:style-name="T18">(toto je možné až po odemknutí Moskvy, ať už přes šifry, nebo přes vylepšení)</text:span>.</text:p>
        </text:list-item>
        <text:list-item>
          <text:p text:style-name="P43">Kratší time warp – 30 minut, Delší time warp – 90 minut.</text:p>
        </text:list-item>
      </text:list>
      <text:h text:style-name="P27" text:outline-level="2">Šifry a tech tree:</text:h>
      <text:p text:style-name="P23">Kromě krutého komunismu a obětování pracujícího lidu v těžbě surovin si můžete pomoci i vědou. Na stanovištích s ikonkami vědy jsou rozmístěny šifry. <text:span text:style-name="T18">Každá šifra vám po vyřešení dá bonus z následujícího výběru:</text:span></text:p>
      <text:list xml:id="list344324890" text:style-name="L9">
        <text:list-item>
          <text:p text:style-name="P44">Delší time warp.</text:p>
        </text:list-item>
        <text:list-item>
          <text:p text:style-name="P44">Posun o jedna na obou větvích tech tree.</text:p>
        </text:list-item>
        <text:list-item>
          <text:p text:style-name="P44">Posun na maximum na pravé větvi tech tree a kratší time warp.</text:p>
        </text:list-item>
      </text:list>
      <text:p text:style-name="P26">Při vylepšení šifry s hintem dostanete jeden z následujících (ostře horších) bonusů:</text:p>
      <text:list xml:id="list983731120" text:style-name="L10">
        <text:list-item>
          <text:p text:style-name="P45">Kratší time warp.</text:p>
        </text:list-item>
        <text:list-item>
          <text:p text:style-name="P45">Posun o jedna na pravé větvi tech tree.</text:p>
        </text:list-item>
        <text:list-item>
          <text:p text:style-name="P45">Odemknutí craftění.</text:p>
        </text:list-item>
      </text:list>
      <text:p text:style-name="P26">Tech tree vypadá následovně:</text:p>
      <text:p text:style-name="P26"/>
      <text:p text:style-name="P23"><draw:custom-shape text:anchor-type="paragraph" draw:z-index="5" draw:name="Shape1" draw:style-name="gr22" svg:width="0.8335in" svg:height="0.7815in" svg:x="0.0283in" svg:y="-0.011in"><text:p/><draw:enhanced-geometry svg:viewBox="0 0 21600 21600" draw:glue-points="10800 0 0 10800 10800 21600 21600 10800" draw:type="flowchart-process" draw:enhanced-path="M 0 0 L 21600 0 21600 21600 0 21600 0 0 Z N"/></draw:custom-shape><draw:custom-shape text:anchor-type="paragraph" draw:z-index="6" draw:name="Shape2" draw:style-name="gr21" svg:width="0.8232in" svg:height="0.7504in" svg:x="0.0492in" svg:y="1.4161in"><text:p/><draw:enhanced-geometry svg:viewBox="0 0 21600 21600" draw:glue-points="10800 0 0 10800 10800 21600 21600 10800" draw:type="flowchart-process" draw:enhanced-path="M 0 0 L 21600 0 21600 21600 0 21600 0 0 Z N"/></draw:custom-shape><draw:custom-shape text:anchor-type="paragraph" draw:z-index="7" draw:name="Shape3" draw:style-name="gr20" svg:width="0.8441in" svg:height="0.698in" svg:x="1.4453in" svg:y="1.4575in"><text:p/><draw:enhanced-geometry svg:viewBox="0 0 21600 21600" draw:glue-points="10800 0 0 10800 10800 21600 21600 10800" draw:type="flowchart-process" draw:enhanced-path="M 0 0 L 21600 0 21600 21600 0 21600 0 0 Z N"/></draw:custom-shape><draw:custom-shape text:anchor-type="paragraph" draw:z-index="8" draw:name="Shape4" draw:style-name="gr19" svg:width="0.8335in" svg:height="0.7398in" svg:x="3.0598in" svg:y="1.4264in"><text:p/><draw:enhanced-geometry svg:viewBox="0 0 21600 21600" draw:glue-points="10800 0 0 10800 10800 21600 21600 10800" draw:type="flowchart-process" draw:enhanced-path="M 0 0 L 21600 0 21600 21600 0 21600 0 0 Z N"/></draw:custom-shape><draw:custom-shape text:anchor-type="paragraph" draw:z-index="9" draw:name="Shape5" draw:style-name="gr18" svg:width="0.9169in" svg:height="0.7504in" svg:x="4.5909in" svg:y="1.5516in"><text:p/><draw:enhanced-geometry svg:viewBox="0 0 21600 21600" draw:glue-points="10800 0 0 10800 10800 21600 21600 10800" draw:type="flowchart-process" draw:enhanced-path="M 0 0 L 21600 0 21600 21600 0 21600 0 0 Z N"/></draw:custom-shape><draw:custom-shape text:anchor-type="paragraph" draw:z-index="10" draw:name="Shape6" draw:style-name="gr17" svg:width="1.5004in" svg:height="0.9476in" svg:x="3.0283in" svg:y="0.0618in"><text:p/><draw:enhanced-geometry svg:viewBox="0 0 21600 21600" draw:glue-points="10800 0 0 10800 10800 21600 21600 10800" draw:type="flowchart-process" draw:enhanced-path="M 0 0 L 21600 0 21600 21600 0 21600 0 0 Z N"/></draw:custom-shape><draw:custom-shape text:anchor-type="paragraph" draw:z-index="11" draw:name="Shape7" draw:style-name="gr16" svg:width="1.615in" svg:height="0.9685in" svg:x="5.2472in" svg:y="0.0516in"><text:p/><draw:enhanced-geometry svg:viewBox="0 0 21600 21600" draw:glue-points="10800 0 0 10800 10800 21600 21600 10800" draw:type="flowchart-process" draw:enhanced-path="M 0 0 L 21600 0 21600 21600 0 21600 0 0 Z N"/></draw:custom-shape><draw:custom-shape text:anchor-type="paragraph" draw:z-index="12" draw:name="Shape8" draw:style-name="gr15" svg:width="0.8858in" svg:height="0.7189in" svg:x="1.4972in" svg:y="0.1555in"><text:p/><draw:enhanced-geometry svg:viewBox="0 0 21600 21600" draw:glue-points="10800 0 0 10800 10800 21600 21600 10800" draw:type="flowchart-process" draw:enhanced-path="M 0 0 L 21600 0 21600 21600 0 21600 0 0 Z N"/></draw:custom-shape><draw:custom-shape text:anchor-type="paragraph" draw:z-index="13" draw:name="Shape9" draw:style-name="gr14" svg:width="0.9169in" svg:height="0.6878in" svg:x="4.6016in" svg:y="2.9055in"><text:p/><draw:enhanced-geometry svg:viewBox="0 0 21600 21600" draw:glue-points="10800 0 0 10800 10800 21600 21600 10800" draw:type="flowchart-process" draw:enhanced-path="M 0 0 L 21600 0 21600 21600 0 21600 0 0 Z N"/></draw:custom-shape><draw:custom-shape text:anchor-type="paragraph" draw:z-index="14" draw:name="Shape10" draw:style-name="gr13" svg:width="0.0213in" svg:height="0.6461in" svg:x="0.3929in" svg:y="0.7701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5" draw:name="Shape11" draw:style-name="gr12" svg:width="0.5732in" svg:height="0.0012in" svg:x="0.872in" svg:y="1.8953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6" draw:name="Shape12" draw:style-name="gr11" svg:width="0.8335in" svg:height="0.0213in" svg:x="2.289in" svg:y="1.82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7" draw:name="Shape13" draw:style-name="gr10" svg:width="0.698in" svg:height="0.0213in" svg:x="3.8929in" svg:y="2.0098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8" draw:name="Shape14" draw:style-name="gr9" svg:width="0.0524in" svg:height="0.6043in" svg:x="5.122in" svg:y="2.427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9" draw:name="Shape15" draw:style-name="gr8" svg:width="0.7189in" svg:height="0.0315in" svg:x="4.5283in" svg:y="0.4681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20" draw:name="Shape16" draw:style-name="gr7" svg:width="0.6461in" svg:height="0.0421in" svg:x="2.3827in" svg:y="0.489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21" draw:name="Shape17" draw:style-name="gr6" svg:width="0.0106in" svg:height="0.0421in" svg:x="3.0492in" svg:y="1.2598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text:anchor-type="paragraph" draw:z-index="22" draw:name="Shape18" draw:style-name="gr5" draw:text-style-name="P47" svg:width="0.615in" svg:height="0.365in" svg:x="0.1327in" svg:y="0.3638in"><draw:text-box><text:p><text:span text:style-name="T20">START</text:span></text:p></draw:text-box></draw:frame><draw:frame text:anchor-type="paragraph" draw:z-index="23" draw:name="Shape18_0" draw:style-name="gr5" draw:text-style-name="P47" svg:width="0.615in" svg:height="0.365in" svg:x="1.6327in" svg:y="0.4008in"><draw:text-box><text:p><text:span text:style-name="T20">START</text:span></text:p></draw:text-box></draw:frame><draw:frame text:anchor-type="paragraph" draw:z-index="24" draw:name="Shape19" draw:style-name="gr4" draw:text-style-name="P46" svg:width="0.7504in" svg:height="0.615in" svg:x="3.1429in" svg:y="1.6244in"><draw:text-box><text:p><text:span text:style-name="T19">Odemknuta Moskva.</text:span></text:p></draw:text-box></draw:frame><draw:frame text:anchor-type="paragraph" draw:z-index="25" draw:name="Shape20" draw:style-name="gr3" draw:text-style-name="P46" svg:width="0.8543in" svg:height="0.563in" svg:x="4.6638in" svg:y="3.1035in"><draw:text-box><text:p>Odemknut</text:p><text:p>level 2.</text:p></draw:text-box></draw:frame><draw:frame text:anchor-type="paragraph" draw:z-index="26" draw:name="Shape21" draw:style-name="gr2" draw:text-style-name="P46" svg:width="1.448in" svg:height="0.813in" svg:x="3.0807in" svg:y="0.2701in"><draw:text-box><text:p>Odemknuty zelené šifry.</text:p></draw:text-box></draw:frame><draw:frame text:anchor-type="paragraph" draw:z-index="27" draw:name="Shape22" draw:style-name="gr1" draw:text-style-name="P46" svg:width="1.3961in" svg:height="0.6776in" svg:x="5.3409in" svg:y="0.322in"><draw:text-box><text:p>Odemknuty modré šifry.</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8T16:00:28.551021191</meta:creation-date>
    <dc:date>2021-08-19T17:43:22.157509452</dc:date>
    <meta:editing-duration>PT9M56S</meta:editing-duration>
    <meta:editing-cycles>4</meta:editing-cycles>
    <meta:generator>LibreOffice/6.4.7.2$Linux_X86_64 LibreOffice_project/40$Build-2</meta:generator>
    <meta:document-statistic meta:table-count="1" meta:image-count="0" meta:object-count="5" meta:page-count="4" meta:paragraph-count="90" meta:word-count="1038" meta:character-count="6373" meta:non-whitespace-character-count="5434"/>
  </office:meta>
</office:document-meta>
</file>

<file path=Object 1/content.xml><?xml version="1.0" encoding="utf-8"?>
<math xmlns="http://www.w3.org/1998/Math/MathML" display="block">
  <semantics>
    <mrow>
      <mi>a</mi>
      <mo stretchy="false">/</mo>
      <mi>b</mi>
    </mrow>
    <annotation encoding="StarMath 5.0">a   / b </annotation>
  </semantics>
</math>
</file>

<file path=Object 2/content.xml><?xml version="1.0" encoding="utf-8"?>
<math xmlns="http://www.w3.org/1998/Math/MathML" display="block">
  <semantics>
    <mi>a</mi>
    <annotation encoding="StarMath 5.0">a
</annotation>
  </semantics>
</math>
</file>

<file path=Object 3/content.xml><?xml version="1.0" encoding="utf-8"?>
<math xmlns="http://www.w3.org/1998/Math/MathML" display="block">
  <semantics>
    <mi>b</mi>
    <annotation encoding="StarMath 5.0">b</annotation>
  </semantics>
</math>
</file>

<file path=Object 4/content.xml><?xml version="1.0" encoding="utf-8"?>
<math xmlns="http://www.w3.org/1998/Math/MathML" display="block">
  <semantics>
    <msup>
      <mn>0.1</mn>
      <mn>6</mn>
    </msup>
    <annotation encoding="StarMath 5.0">0.1^6</annotation>
  </semantics>
</math>
</file>

<file path=Object 5/content.xml><?xml version="1.0" encoding="utf-8"?>
<math xmlns="http://www.w3.org/1998/Math/MathML" display="block">
  <semantics>
    <msup>
      <mn>10</mn>
      <mn>6</mn>
    </msup>
    <annotation encoding="StarMath 5.0">10^6</annotation>
  </semantics>
</math>
</file>